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cb1cb" officeooo:paragraph-rsid="001cb1cb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1cb1cb" officeooo:paragraph-rsid="001cb1c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cb1cb" officeooo:paragraph-rsid="001cb1cb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style:text-underline-style="solid" style:text-underline-width="auto" style:text-underline-color="font-color" fo:font-weight="normal" officeooo:rsid="001cb1cb" officeooo:paragraph-rsid="001cb1c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style:text-underline-style="solid" style:text-underline-width="auto" style:text-underline-color="font-color" fo:font-weight="normal" officeooo:rsid="001eaa7d" officeooo:paragraph-rsid="001eaa7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style="normal" style:text-underline-style="solid" style:text-underline-width="auto" style:text-underline-color="font-color" fo:font-weight="normal" officeooo:rsid="001eaa7d" officeooo:paragraph-rsid="001eaa7d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style="normal" style:text-underline-style="solid" style:text-underline-width="auto" style:text-underline-color="font-color" fo:font-weight="normal" officeooo:rsid="001f0791" officeooo:paragraph-rsid="001f0791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cb1cb" officeooo:paragraph-rsid="001cb1c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eaa7d" officeooo:paragraph-rsid="001eaa7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style:text-underline-style="solid" style:text-underline-width="auto" style:text-underline-color="font-color" fo:font-weight="normal" officeooo:rsid="001eaa7d" officeooo:paragraph-rsid="001eaa7d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1eaa7d" officeooo:paragraph-rsid="001eaa7d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1f0791" officeooo:paragraph-rsid="001f0791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0465"/>
    </style:style>
    <style:style style:name="T2" style:family="text">
      <style:text-properties officeooo:rsid="001f01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Prático</text:p>
      <text:p text:style-name="P1">AEDS 1</text:p>
      <text:p text:style-name="P1"/>
      <text:p text:style-name="P2">Tema: Arcade</text:p>
      <text:p text:style-name="P2"/>
      <text:p text:style-name="P2">Grupo</text:p>
      <text:p text:style-name="P2">Rafael Castro Araujo Beirão</text:p>
      <text:p text:style-name="P2">Jõao Gabriel Bicalh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oft-page-break/>Introdução</text:p>
      <text:p text:style-name="P8"/>
      <text:p text:style-name="P8">Nesse trabalho, foram implementadas interpretações dos jogos clássicos Pong, Breakout e Space Invaders.</text:p>
      <text:p text:style-name="P8"/>
      <text:p text:style-name="P8">Embora esses jogos utilizem componentes semelhantes, são divididos em 3 módulos separados <text:span text:style-name="T1">contidos nas pastas de seus nomes. Cada um desses módulos pode ser dividido em três partes, sendo elas as bibliotecas de entrada e saída de dados modificada para funcionar em Windows e Linux, a seção de renderização, que utiliza uma matriz pré-construida e renderiza ela com sprites em ASCII e a seção de lógica de jogo, que realiza todas as operações lógicas do jogo e prepara a próxima “frame”.</text:span></text:p>
      <text:p text:style-name="P8"/>
      <text:p text:style-name="P5">Pong</text:p>
      <text:p text:style-name="P9"/>
      <text:p text:style-name="P9">Em pong, é possível escolher entre jogar com dois jogodores, um jogador e um computador, ou computador contra computador. A inteligência artificial simplesmente segue a coordenada vertical da bola, com uma aleatoreadade implementada para tornar o jogo Player vs COM algo possível de vencer.</text:p>
      <text:p text:style-name="P9"/>
      <text:p text:style-name="P6">Space Invaders</text:p>
      <text:p text:style-name="P10"/>
      <text:p text:style-name="P11">Em Space Invaders, o jogador controla uma nave e tem que destruir todos os inimigos antes que eles atinjam o solo, além de desviar <text:span text:style-name="T2">dos tiros dos oponentes. Nesse jogo, os inimigos são expressos <text:s/>como objetos em um vetor, que são transcritos em uma matriz de renderização. Também são objetos o jogador, e os projéteis de ambas as partes, tendo as colizões desses objetos sendo analizadas quando existem dois objetos com as mesmas cordenadas. O jogo acaba quando os inimigos atingem o chão, quando jogador perder todas as vidas, ou quando todos os inimigos forem destruidos.</text:span></text:p>
      <text:p text:style-name="P11"/>
      <text:p text:style-name="P7">Breakout</text:p>
      <text:p text:style-name="P7"/>
      <text:p text:style-name="P12">à ser implement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23:29:19.842176868</meta:creation-date>
    <dc:date>2017-06-21T00:14:18.998227646</dc:date>
    <meta:editing-duration>PT2M8S</meta:editing-duration>
    <meta:editing-cycles>1</meta:editing-cycles>
    <meta:document-statistic meta:table-count="0" meta:image-count="0" meta:object-count="0" meta:page-count="2" meta:paragraph-count="15" meta:word-count="256" meta:character-count="1591" meta:non-whitespace-character-count="1349"/>
    <meta:generator>LibreOffice/5.1.6.2$Linux_X86_64 LibreOffice_project/10m0$Build-2</meta:generator>
  </office:meta>
</office:document-meta>
</file>